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text-properties officeooo:rsid="003c9d6c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officeooo:paragraph-rsid="001017d3"/>
    </style:style>
    <style:style style:name="P13" style:family="paragraph" style:parent-style-name="Table_20_Contents">
      <style:text-properties officeooo:rsid="003c9d6c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1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fo:color="#000000" officeooo:rsid="002c0838"/>
    </style:style>
    <style:style style:name="T9" style:family="text">
      <style:text-properties officeooo:rsid="013d0498"/>
    </style:style>
    <style:style style:name="T10" style:family="text">
      <style:text-properties officeooo:rsid="00cd09cd"/>
    </style:style>
    <style:style style:name="T11" style:family="text">
      <style:text-properties officeooo:rsid="00a56f82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6"><text:span text:style-name="T10">Declaração</text:span> <text:span text:style-name="T11">De Inscrição</text:span></text:p>
      <text:p text:style-name="P6"/>
      <text:p text:style-name="P21"><text:span text:style-name="T12">Para os devidos efeitos, declara-se que <text:s/></text:span><text:span text:style-name="T12"><text:text-input text:description="[#if person.female]">[#if person.female]</text:text-input></text:span><text:span text:style-name="T12">a aluna</text:span><text:span text:style-name="T12"><text:text-input text:description="[#elseif person.male]">[#elseif person.male]</text:text-input></text:span><text:span text:style-name="T12">o aluno</text:span><text:span text:style-name="T12"><text:text-input text:description="[/#if]">[/#if]</text:text-input></text:span><text:span text:style-name="T12"> </text:span><text:span text:style-name="T12"><text:text-input text:description="${person.name}">${person.name}</text:text-input></text:span><text:span text:style-name="T12">,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person.idDocumentType.localizedNameI18N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person.nameOfMother"/></text:span><text:span text:style-name="T12"><text:text-input text:description="${person.nameOfMother}">${person.nameOfMother}</text:text-input></text:span><text:span text:style-name="T12">, está </text:span><text:span text:style-name="T12"><text:text-input text:description="[#if person.female]">[#if person.female]</text:text-input></text:span><text:span text:style-name="T12">inscrita</text:span><text:span text:style-name="T12"><text:text-input text:description="[#elseif person.male]">[#elseif person.male]</text:text-input></text:span><text:span text:style-name="T12">inscrito</text:span><text:span text:style-name="T12"><text:text-input text:description="[/#if]">[/#if]</text:text-input></text:span><text:span text:style-name="T12"> no </text:span><text:text-input text:description="${curriculumInformation.curricularYear}">${curriculumInformation.curricularYear}</text:text-input><text:span text:style-name="T15">.º Ano, </text:span><text:span text:style-name="T12">no Curso de </text:span><text:span text:style-name="T12"><text:text-input text:description="${lang.pt(curricularPlanInformation.degreeName)}">${lang.pt(curricularPlanInformation.degreeName)}</text:text-input></text:span><text:span text:style-name="T15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8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Código</text:p>
          </table:table-cell>
          <table:table-cell table:style-name="Table1.A1" office:value-type="string">
            <text:p text:style-name="P17">Unidade(s) Curricular(es)</text:p>
          </table:table-cell>
          <table:table-cell table:style-name="Table1.A1" office:value-type="string">
            <text:p text:style-name="P15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0"><text:text-input text:description="${lang.pt(enrolment.name)}">${lang.pt(enrolment.name)}</text:text-input></text:p>
          </table:table-cell>
          <table:table-cell table:style-name="Table1.C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9"><text:text-input text:description="[#if serviceRequest.documentPurposeType??]">[#if serviceRequest.documentPurposeType??]</text:text-input></text:p>
      <text:p text:style-name="P9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9"/>
      <text:p text:style-name="P9"><text:text-input text:description="[/#if]">[/#if]</text:text-input></text:p>
      <text:p text:style-name="P9"/>
      <text:p text:style-name="P10"><text:span text:style-name="T7">Faculdade de </text:span><text:span text:style-name="T8">Medicina Veterinária</text:span><text:span text:style-name="T2"> </text:span><text:span text:style-name="T7">da Universidade de Lisboa</text:span><text:span text:style-name="T18">, em </text:span><text:span text:style-name="T19"><text:text-input text:description="${lang.pt(dates.numericDate(localizedDate.nowDate()))}">${dates.numericDate(localizedDate.nowDate())}</text:text-input></text:span><text:span text:style-name="T16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4"><text:text-input text:description="[#if hasPricetag]">[#if hasPricetag]</text:text-input></text:p>
            <text:p text:style-name="P22"><text:span text:style-name="T17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5.B1" office:value-type="string">
            <text:p text:style-name="P11"><text:span text:style-name="T16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7:15:25.603666375</dc:date>
    <meta:editing-duration>PT52M11S</meta:editing-duration>
    <meta:editing-cycles>24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2" meta:character-count="2435" meta:non-whitespace-character-count="2278"/>
  </office:meta>
</office:document-meta>
</file>